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021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eanAndJerk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48:1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2978" calcext:value-type="float">
            <text:p>0.2978</text:p>
          </table:table-cell>
          <table:table-cell office:value-type="float" office:value="18.3584" calcext:value-type="float">
            <text:p>18.3584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6899" calcext:value-type="float">
            <text:p>0.68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27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table:style-name="ce2" office:value-type="float" office:value="0.3383" calcext:value-type="float">
            <text:p>0.3383</text:p>
          </table:table-cell>
          <table:table-cell office:value-type="float" office:value="18.8244" calcext:value-type="float">
            <text:p>18.8244</text:p>
          </table:table-cell>
          <table:table-cell office:value-type="float" office:value="0.9019" calcext:value-type="float">
            <text:p>0.9019</text:p>
          </table:table-cell>
          <table:table-cell table:style-name="ce2" office:value-type="float" office:value="0.6507" calcext:value-type="float">
            <text:p>0.65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37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062" calcext:value-type="float">
            <text:p>0.3062</text:p>
          </table:table-cell>
          <table:table-cell office:value-type="float" office:value="17.9081" calcext:value-type="float">
            <text:p>17.9081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2" calcext:value-type="float">
            <text:p>0.6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5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244" calcext:value-type="float">
            <text:p>0.3244</text:p>
          </table:table-cell>
          <table:table-cell table:style-name="ce2" office:value-type="float" office:value="18.8657" calcext:value-type="float">
            <text:p>18.8657</text:p>
          </table:table-cell>
          <table:table-cell office:value-type="float" office:value="0.884" calcext:value-type="float">
            <text:p>0.884</text:p>
          </table:table-cell>
          <table:table-cell office:value-type="float" office:value="0.6631" calcext:value-type="float">
            <text:p>0.66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9:1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2927" calcext:value-type="float">
            <text:p>0.2927</text:p>
          </table:table-cell>
          <table:table-cell office:value-type="float" office:value="17.7503" calcext:value-type="float">
            <text:p>17.750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994" calcext:value-type="float">
            <text:p>0.69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9:3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5866" calcext:value-type="float">
            <text:p>18.5866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868" calcext:value-type="float">
            <text:p>0.68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52:14.677284406</dc:date>
    <meta:editing-duration>PT1M5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